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133" officeooo:paragraph-rsid="00018133"/>
    </style:style>
    <style:style style:name="P2" style:family="paragraph" style:parent-style-name="Standard">
      <style:text-properties officeooo:rsid="0002f84e" officeooo:paragraph-rsid="0002f84e"/>
    </style:style>
    <style:style style:name="P3" style:family="paragraph" style:parent-style-name="Standard">
      <style:text-properties officeooo:rsid="00057dc6" officeooo:paragraph-rsid="00057dc6"/>
    </style:style>
    <style:style style:name="P4" style:family="paragraph" style:parent-style-name="Standard">
      <style:text-properties officeooo:rsid="00072986" officeooo:paragraph-rsid="00072986"/>
    </style:style>
    <style:style style:name="P5" style:family="paragraph" style:parent-style-name="Standard">
      <style:text-properties officeooo:rsid="00042508" officeooo:paragraph-rsid="00085cd8"/>
    </style:style>
    <style:style style:name="P6" style:family="paragraph" style:parent-style-name="Standard">
      <style:text-properties officeooo:rsid="00085cd8" officeooo:paragraph-rsid="00085cd8"/>
    </style:style>
    <style:style style:name="P7" style:family="paragraph" style:parent-style-name="Standard">
      <style:text-properties officeooo:rsid="0002f84e" officeooo:paragraph-rsid="0002f84e"/>
    </style:style>
    <style:style style:name="P8" style:family="paragraph" style:parent-style-name="Standard">
      <style:text-properties officeooo:rsid="0002f84e" officeooo:paragraph-rsid="00085cd8"/>
    </style:style>
    <style:style style:name="P9" style:family="paragraph" style:parent-style-name="Standard">
      <style:text-properties officeooo:paragraph-rsid="00085cd8"/>
    </style:style>
    <style:style style:name="P10" style:family="paragraph" style:parent-style-name="Standard">
      <style:text-properties officeooo:rsid="00018133" officeooo:paragraph-rsid="00042508"/>
    </style:style>
    <style:style style:name="T1" style:family="text">
      <style:text-properties officeooo:rsid="00085cd8"/>
    </style:style>
    <style:style style:name="T2" style:family="text">
      <style:text-properties officeooo:rsid="0002f84e"/>
    </style:style>
    <style:style style:name="T3" style:family="text">
      <style:text-properties officeooo:rsid="000181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uhba hauptstadt</text:p>
      <text:p text:style-name="P4">land stratos</text:p>
      <text:p text:style-name="P1"/>
      <text:p text:style-name="P6">Caremoorhelm</text:p>
      <text:p text:style-name="P5">Quest angenhommen von Sebas</text:p>
      <text:p text:style-name="P5">Sebas:</text:p>
      <text:p text:style-name="P6">Ein Diener des Kaisers.</text:p>
      <text:p text:style-name="P6"/>
      <text:p text:style-name="P6">Caremoorhelm</text:p>
      <text:p text:style-name="P8">tenno <text:span text:style-name="T1">(schiemd)</text:span></text:p>
      <text:p text:style-name="P6">Zecks +charisma</text:p>
      <text:p text:style-name="P9"><text:span text:style-name="T2">Toshi – charisma</text:span></text:p>
      <text:p text:style-name="P2"/>
      <text:p text:style-name="P2"/>
      <text:p text:style-name="P2"/>
      <text:p text:style-name="P10">Meckerheim</text:p>
      <text:p text:style-name="P6">die Kaiseren aus Kuhba ins <text:span text:style-name="T3">Nachbarland Dersös </text:span>schmugeln (Der Kaiser will Seine Familie Beschützen)</text:p>
      <text:p text:style-name="P6"/>
      <text:p text:style-name="P6">der Kaiser ist sehr unbeliebt in der Bewölkerung. ( Kaiser wird vermutlich bald hingerichtet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6-14T18:44:56.965000000</dc:date>
    <meta:editing-duration>PT1H34M26S</meta:editing-duration>
    <meta:editing-cycles>7</meta:editing-cycles>
    <meta:document-statistic meta:table-count="0" meta:image-count="0" meta:object-count="0" meta:page-count="1" meta:paragraph-count="13" meta:word-count="50" meta:character-count="355" meta:non-whitespace-character-count="317"/>
  </office:meta>
</office:document-meta>
</file>